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86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7.586cm"/>
    </style:style>
    <style:style style:name="co4" style:family="table-column">
      <style:table-column-properties fo:break-before="auto" style:column-width="15.4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545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wrap-option="no-wrap" fo:border="0.74pt solid #000000" style:vertical-align="middle"/>
    </style:style>
    <style:style style:name="ce9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fo:wrap-option="no-wrap" style:vertical-align="middle"/>
    </style:style>
    <style:style style:name="ce1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6" style:family="table-cell" style:parent-style-name="Default">
      <style:table-cell-properties fo:wrap-option="wrap" fo:border="0.74pt solid #000000" style:vertical-align="middle"/>
    </style:style>
    <style:style style:name="ce17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18" table:default-cell-style-name="ce2"/>
        <table:table-column table:style-name="co6" table:number-columns-repeated="16362" table:default-cell-style-name="ce2"/>
        <table:table-row table:style-name="ro1">
          <table:table-cell table:style-name="ce5" office:value-type="string" calcext:value-type="string">
            <text:p>Items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Source</text:p>
          </table:table-cell>
          <table:table-cell table:number-columns-repeated="16380"/>
        </table:table-row>
        <table:table-row table:style-name="ro1">
          <table:table-cell table:style-name="ce6" office:value-type="string" calcext:value-type="string" table:number-columns-spanned="4" table:number-rows-spanned="1">
            <text:p>Toolhead (Printhead Rear, Locker)</text:p>
          </table:table-cell>
          <table:covered-table-cell table:style-name="ce12"/>
          <table:covered-table-cell table:number-columns-repeated="2" table:style-name="ce7"/>
          <table:table-cell table:number-columns-repeated="16380"/>
        </table:table-row>
        <table:table-row table:style-name="ro1">
          <table:table-cell table:style-name="ce7" office:value-type="string" calcext:value-type="string">
            <text:p>M3 threaded insert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<text:a xlink:href="https://vector3d.co.uk/product/m3-voron-100pcs/" xlink:type="simple">https://vector3d.co.uk/product/m3-voron-100pcs/</text:a>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3 x 35mm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3 x 12mm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Sleeve Bearing 3mm Bore x 5mm OD x 5mm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<text:a xlink:href="https://www.amazon.co.uk/dp/B07JLBLLP3?psc=1" xlink:type="simple">https://www.amazon.co.uk/dp/B07JLBLLP3?psc=1</text:a>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Pogo pin connector (Female)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<text:a xlink:href="https://www.amazon.co.uk/dp/B0C4SHBN93" xlink:type="simple">https://www.amazon.co.uk/dp/B0C4SHBN93</text:a>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3mm x 20mm Dowel Pin 304 Stainless Steel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<text:a xlink:href="https://www.amazon.co.uk/sourcing-map-Stainless-Support-Elements/dp/B07MR3GFLY" xlink:type="simple">https://www.amazon.co.uk/sourcing-map-Stainless-Support-Elements/dp/B07MR3GFLY</text:a></text:p>
          </table:table-cell>
          <table:table-cell table:number-columns-repeated="16380"/>
        </table:table-row>
        <table:table-row table:style-name="ro3">
          <table:table-cell table:style-name="ce9" office:value-type="string" calcext:value-type="string">
            <text:p>BTT EBB SB2209 CAN V1.0 (RP2040）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er toolhead</text:p>
          </table:table-cell>
          <table:table-cell table:style-name="ce9" office:value-type="string" calcext:value-type="string">
            <text:p><text:a xlink:href="https://biqu.equipment/products/bigtreetech-ebb-sb2209-can-v1-0?variant=40377392431202" xlink:type="simple">https://biqu.equipment/products/bigtreetech-ebb-sb2209-can-v1-0?variant=40377392431202</text:a></text:p>
          </table:table-cell>
          <table:table-cell table:style-name="ce17" table:number-columns-repeated="16380"/>
        </table:table-row>
        <table:table-row table:style-name="ro1">
          <table:table-cell table:style-name="ce9"/>
          <table:table-cell table:style-name="ce14"/>
          <table:table-cell table:style-name="ce9" table:number-columns-repeated="2"/>
          <table:table-cell table:style-name="ce17" table:number-columns-repeated="16380"/>
        </table:table-row>
        <table:table-row table:style-name="ro1">
          <table:table-cell table:style-name="ce6" office:value-type="string" calcext:value-type="string" table:number-columns-spanned="4" table:number-rows-spanned="1">
            <text:p>Endstops Assembly</text:p>
          </table:table-cell>
          <table:covered-table-cell table:style-name="ce12"/>
          <table:covered-table-cell table:number-columns-repeated="2" table:style-name="ce7"/>
          <table:table-cell table:number-columns-repeated="16380"/>
        </table:table-row>
        <table:table-row table:style-name="ro1">
          <table:table-cell table:style-name="ce7" office:value-type="string" calcext:value-type="string">
            <text:p>M2 x 10mm; self tapping screw</text:p>
          </table:table-cell>
          <table:table-cell table:style-name="ce10" office:value-type="float" office:value="4" calcext:value-type="float">
            <text:p>4</text:p>
          </table:table-cell>
          <table:table-cell table:style-name="ce9"/>
          <table:table-cell table:style-name="ce7" office:value-type="string" calcext:value-type="string">
            <text:p>Amazon</text:p>
          </table:table-cell>
          <table:table-cell table:style-name="ce17" table:number-columns-repeated="16380"/>
        </table:table-row>
        <table:table-row table:style-name="ro1">
          <table:table-cell table:style-name="ce7" office:value-type="string" calcext:value-type="string">
            <text:p>M3 x 30mm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3 x 35mm</text:p>
          </table:table-cell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9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3 nut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icro Switch; wt hinge lever</text:p>
          </table:table-cell>
          <table:table-cell table:style-name="ce10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Amazon</text:p>
          </table:table-cell>
          <table:table-cell table:style-name="ce17" table:number-columns-repeated="16380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 table:number-columns-repeated="16380"/>
        </table:table-row>
        <table:table-row table:style-name="ro1">
          <table:table-cell table:style-name="ce6" office:value-type="string" calcext:value-type="string" table:number-columns-spanned="4" table:number-rows-spanned="1">
            <text:p>Cabling</text:p>
          </table:table-cell>
          <table:covered-table-cell table:style-name="ce12"/>
          <table:covered-table-cell table:number-columns-repeated="2" table:style-name="ce7"/>
          <table:table-cell table:number-columns-repeated="16380"/>
        </table:table-row>
        <table:table-row table:style-name="ro4">
          <table:table-cell table:style-name="ce7" office:value-type="string" calcext:value-type="string">
            <text:p>M3 Spring T-nut</text:p>
          </table:table-cell>
          <table:table-cell table:style-name="ce10" office:value-type="string" calcext:value-type="string">
            <text:p>1+1</text:p>
          </table:table-cell>
          <table:table-cell table:style-name="ce7" office:value-type="string" calcext:value-type="string">
            <text:p>Panel mount, +1 per toolhead</text:p>
          </table:table-cell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9" office:value-type="string" calcext:value-type="string">
            <text:p>M3 x 6mm Countersunk Screw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3 x 10mm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er 2 toolheads</text:p>
          </table:table-cell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M3 x 16mm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4-Pin XLR Female Jack Panel Mount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<text:a xlink:href="https://www.amazon.co.uk/dp/B08264YWN9?psc=1" xlink:type="simple">https://www.amazon.co.uk/dp/B08264YWN9?psc=1</text:a>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4-Pin XLR Plug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<text:a xlink:href="https://www.amazon.co.uk/gp/product/B0BGQ77FM9" xlink:type="simple">https://www.amazon.co.uk/gp/product/B0BGQ77FM9</text:a></text:p>
          </table:table-cell>
          <table:table-cell table:number-columns-repeated="16380"/>
        </table:table-row>
        <table:table-row table:style-name="ro5">
          <table:table-cell table:style-name="ce7" office:value-type="string" calcext:value-type="string">
            <text:p>CAN cable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er toolhead; Only needed if you want extra to <text:s/>the one that comes with your CAN board.</text:p>
          </table:table-cell>
          <table:table-cell table:style-name="ce7" office:value-type="string" calcext:value-type="string">
            <text:p><text:a xlink:href="https://biqu.equipment/products/bigtreetech-ebb-sb2209-can-v1-0?variant=40273695342690" xlink:type="simple">https://biqu.equipment/products/bigtreetech-ebb-sb2209-can-v1-0?variant=40273695342690</text:a>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Heat Shrink Tubing, 1/4"(6mm), 2: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<text:span text:style-name="T1">Retractable </text:span>Reel Clips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<text:a xlink:href="https://www.amazon.co.uk/gp/product/B07MD731BD" xlink:type="simple">https://www.amazon.co.uk/gp/product/B07MD731BD</text:a>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0.8mm 304 Stainless Steel Wire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Push to Connect Tube Fitting 4mm OD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per toolhead</text:p>
          </table:table-cell>
          <table:table-cell table:style-name="ce7" office:value-type="string" calcext:value-type="string">
            <text:p><text:a xlink:href="https://www.amazon.co.uk/gp/product/B07KC63NV5?psc=1" xlink:type="simple">https://www.amazon.co.uk/gp/product/B07KC63NV5?psc=1</text:a>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Cable Sleeve, 6mm Diameter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Amazon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 table:number-columns-repeated="16380"/>
        </table:table-row>
        <table:table-row table:style-name="ro1">
          <table:table-cell table:style-name="ce6" office:value-type="string" calcext:value-type="string" table:number-columns-spanned="4" table:number-rows-spanned="1">
            <text:p>Dock</text:p>
          </table:table-cell>
          <table:covered-table-cell table:style-name="ce12"/>
          <table:covered-table-cell table:number-columns-repeated="2" table:style-name="ce7"/>
          <table:table-cell table:number-columns-repeated="16380"/>
        </table:table-row>
        <table:table-row table:style-name="ro1">
          <table:table-cell table:style-name="ce7" office:value-type="string" calcext:value-type="string">
            <text:p>TBD</text:p>
          </table:table-cell>
          <table:table-cell table:style-name="ce10"/>
          <table:table-cell table:style-name="ce7" table:number-columns-repeated="2"/>
          <table:table-cell table:number-columns-repeated="16380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 table:number-columns-repeated="1638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8:31:13.7686469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2.0.3$Linux_X86_64 LibreOffice_project/da48488a73ddd66ea24cf16bbc4f7b9c08e9bea1</meta:generator>
    <dc:date>2024-02-23T18:41:26.740914286</dc:date>
    <meta:editing-duration>PT2H6M45S</meta:editing-duration>
    <meta:editing-cycles>7</meta:editing-cycles>
    <meta:document-statistic meta:table-count="1" meta:cell-count="97" meta:object-count="0"/>
  </office:meta>
</office:document-meta>
</file>